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text-properties fo:color="#d4d4d4" style:font-name="Droid Sans Mono" fo:font-size="10.5pt" fo:font-weight="normal" officeooo:rsid="00108bce" officeooo:paragraph-rsid="00108bce" fo:background-color="#1e1e1e" style:font-size-asian="12pt" style:font-size-complex="12pt"/>
    </style:style>
    <style:style style:name="P3" style:family="paragraph" style:parent-style-name="Standard">
      <style:text-properties fo:color="#d4d4d4" style:font-name="Droid Sans Mono" fo:font-size="10.5pt" fo:font-weight="normal" officeooo:paragraph-rsid="00108bce" fo:background-color="#1e1e1e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7pt" fo:font-weight="normal" fo:background-color="#1e1e1e" style:font-size-asian="7pt" style:font-size-complex="7pt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text-properties fo:font-size="7pt" style:font-size-asian="7pt" style:font-size-complex="7pt"/>
    </style:style>
    <style:style style:name="P7" style:family="paragraph" style:parent-style-name="Standard">
      <style:paragraph-properties style:line-height-at-least="0.503cm"/>
      <style:text-properties fo:font-size="7pt" style:font-size-asian="7pt" style:font-size-complex="7pt"/>
    </style:style>
    <style:style style:name="P8" style:family="paragraph" style:parent-style-name="Standard">
      <style:text-properties fo:font-size="12pt" officeooo:rsid="00108bce" officeooo:paragraph-rsid="00108bce" style:font-size-asian="12pt" style:font-size-complex="12pt"/>
    </style:style>
    <style:style style:name="P9" style:family="paragraph" style:parent-style-name="Standard">
      <style:text-properties officeooo:rsid="00108bce" officeooo:paragraph-rsid="00108bce"/>
    </style:style>
    <style:style style:name="T1" style:family="text">
      <style:text-properties fo:color="#c586c0"/>
    </style:style>
    <style:style style:name="T2" style:family="text">
      <style:text-properties fo:color="#c586c0" style:font-name="Droid Sans Mono" fo:font-size="7pt" fo:font-weight="normal" fo:background-color="#1e1e1e" loext:char-shading-value="0" style:font-size-asian="7pt" style:font-size-complex="7pt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569cd6" officeooo:rsid="00108bce" style:font-size-asian="12pt" style:font-size-complex="12pt"/>
    </style:style>
    <style:style style:name="T6" style:family="text">
      <style:text-properties fo:color="#d4d4d4" style:font-name="Droid Sans Mono" fo:font-weight="normal" fo:background-color="#1e1e1e" loext:char-shading-value="0"/>
    </style:style>
    <style:style style:name="T7" style:family="text">
      <style:text-properties fo:color="#dcdcaa"/>
    </style:style>
    <style:style style:name="T8" style:family="text">
      <style:text-properties fo:color="#dcdcaa" officeooo:rsid="00108bce" style:font-size-asian="12pt" style:font-size-complex="12pt"/>
    </style:style>
    <style:style style:name="T9" style:family="text">
      <style:text-properties fo:color="#9cdcfe"/>
    </style:style>
    <style:style style:name="T10" style:family="text">
      <style:text-properties fo:color="#9cdcfe" officeooo:rsid="00108bce" style:font-size-asian="12pt" style:font-size-complex="12pt"/>
    </style:style>
    <style:style style:name="T11" style:family="text">
      <style:text-properties fo:color="#b5cea8"/>
    </style:style>
    <style:style style:name="T12" style:family="text">
      <style:text-properties fo:color="#d7ba7d"/>
    </style:style>
    <style:style style:name="T13" style:family="text">
      <style:text-properties officeooo:rsid="00108bce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tividade 01-</text:p>
      <text:p text:style-name="P4"><text:span text:style-name="T1"/></text:p>
      <text:p text:style-name="P4"><text:span text:style-name="T1">#include</text:span><text:span text:style-name="T3">&lt;stdio.h&gt;</text:span></text:p>
      <text:p text:style-name="P4"><text:span text:style-name="T1">#include</text:span><text:span text:style-name="T3">&lt;stdlib.h&gt;</text:span></text:p>
      <text:p text:style-name="P7"/>
      <text:p text:style-name="P4"><text:span text:style-name="T4">typedef</text:span> <text:span text:style-name="T4">struct</text:span>{</text:p>
      <text:p text:style-name="P4"><text:span text:style-name="T4">int</text:span> topo;</text:p>
      <text:p text:style-name="P4"><text:span text:style-name="T4">int</text:span> *dados;</text:p>
      <text:p text:style-name="P4"><text:span text:style-name="T4">int</text:span> capacidade;</text:p>
      <text:p text:style-name="P7"><text:span text:style-name="T6">} estrutura_Pilha;</text:span></text:p>
      <text:p text:style-name="P4"><text:span text:style-name="T4">void</text:span> <text:span text:style-name="T7">criaPilha</text:span>(estrutura_Pilha *<text:span text:style-name="T9">p</text:span>, <text:span text:style-name="T4">int</text:span> <text:span text:style-name="T9">c</text:span>){</text:p>
      <text:p text:style-name="P4"><text:span text:style-name="T9">p</text:span>-&gt;<text:span text:style-name="T9">capacidade</text:span> = c;</text:p>
      <text:p text:style-name="P4"><text:span text:style-name="T9">p</text:span>-&gt;<text:span text:style-name="T9">dados</text:span> = <text:span text:style-name="T7">malloc</text:span>(<text:span text:style-name="T9">p</text:span>-&gt;<text:span text:style-name="T9">capacidade</text:span> * <text:span text:style-name="T4">sizeof</text:span>(estrutura_Pilha));</text:p>
      <text:p text:style-name="P4"><text:span text:style-name="T9">p</text:span>-&gt;<text:span text:style-name="T9">topo</text:span> = <text:span text:style-name="T11">0</text:span>;</text:p>
      <text:p text:style-name="P7"><text:span text:style-name="T6">}</text:span></text:p>
      <text:p text:style-name="P4"><text:span text:style-name="T4">void</text:span> <text:span text:style-name="T7">empilha</text:span>(estrutura_Pilha *<text:span text:style-name="T9">p</text:span>, <text:span text:style-name="T4">int</text:span> <text:span text:style-name="T9">A</text:span>){</text:p>
      <text:p text:style-name="P4"><text:span text:style-name="T4">int</text:span> n_elementos = (<text:span text:style-name="T9">p</text:span>-&gt;<text:span text:style-name="T9">capacidade</text:span> * <text:span text:style-name="T4">sizeof</text:span>(estrutura_Pilha))/<text:span text:style-name="T4">sizeof</text:span>(<text:span text:style-name="T4">int</text:span>);</text:p>
      <text:p text:style-name="P4"><text:span text:style-name="T1">if</text:span> (n_elementos &lt; <text:span text:style-name="T9">p</text:span>-&gt;<text:span text:style-name="T9">topo</text:span>){</text:p>
      <text:p text:style-name="P4"><text:span text:style-name="T9">p</text:span>-&gt;<text:span text:style-name="T9">dados</text:span>[<text:span text:style-name="T9">p</text:span>-&gt;<text:span text:style-name="T9">topo</text:span>]=A;</text:p>
      <text:p text:style-name="P4"><text:span text:style-name="T9">p</text:span>-&gt;<text:span text:style-name="T9">topo</text:span>=<text:span text:style-name="T9">p</text:span>-&gt;<text:span text:style-name="T9">topo</text:span>+<text:span text:style-name="T11">1</text:span>;</text:p>
      <text:p text:style-name="P4">}<text:span text:style-name="T1">else</text:span>{</text:p>
      <text:p text:style-name="P4"><text:span text:style-name="T7">printf</text:span>(<text:span text:style-name="T3">"Limite da pilha excedido !"</text:span>);</text:p>
      <text:p text:style-name="P7"><text:span text:style-name="T6">}</text:span></text:p>
      <text:p text:style-name="P7"><text:span text:style-name="T6">}</text:span></text:p>
      <text:p text:style-name="P4"><text:span text:style-name="T4">void</text:span> <text:span text:style-name="T7">empilhaLaco</text:span>(estrutura_Pilha *<text:span text:style-name="T9">p</text:span>, <text:span text:style-name="T4">int</text:span> <text:span text:style-name="T9">A</text:span>){</text:p>
      <text:p text:style-name="P4"><text:span text:style-name="T4">int</text:span> tamanho = <text:span text:style-name="T4">sizeof</text:span>(<text:span text:style-name="T4">int</text:span>);</text:p>
      <text:p text:style-name="P4"><text:span text:style-name="T4">int</text:span> n_elementos = (<text:span text:style-name="T9">p</text:span>-&gt;<text:span text:style-name="T9">capacidade</text:span> * <text:span text:style-name="T4">sizeof</text:span>(estrutura_Pilha))/tamanho;</text:p>
      <text:p text:style-name="P4"><text:span text:style-name="T4">int</text:span> cond = <text:span text:style-name="T11">1</text:span>;</text:p>
      <text:p text:style-name="P4"><text:span text:style-name="T4">int</text:span> cont = tamanho;</text:p>
      <text:p text:style-name="P4"><text:span text:style-name="T1">for</text:span>(<text:span text:style-name="T4">int</text:span> i =<text:span text:style-name="T11">0</text:span>; i&lt;n_elementos; i++){</text:p>
      <text:p text:style-name="P4"><text:span text:style-name="T7">empilha</text:span>(p, A);</text:p>
      <text:p text:style-name="P4"><text:span text:style-name="T7">printf</text:span>(<text:span text:style-name="T3">"Tamanho: %d</text:span><text:span text:style-name="T12">\n</text:span><text:span text:style-name="T3">"</text:span>, <text:span text:style-name="T9">p</text:span>-&gt;<text:span text:style-name="T9">topo</text:span>);</text:p>
      <text:p text:style-name="P4">} </text:p>
      <text:p text:style-name="P7"><text:span text:style-name="T6">}</text:span></text:p>
      <text:p text:style-name="P4"><text:span text:style-name="T4">int</text:span> <text:span text:style-name="T7">desempilha</text:span> (estrutura_Pilha *<text:span text:style-name="T9">p</text:span>){</text:p>
      <text:p text:style-name="P4"><text:span text:style-name="T1">if</text:span>(<text:span text:style-name="T9">p</text:span>-&gt;<text:span text:style-name="T9">topo</text:span> ==<text:span text:style-name="T11">0</text:span>){</text:p>
      <text:p text:style-name="P4"><text:span text:style-name="T7">printf</text:span>(<text:span text:style-name="T3">"A pilha está vazia !"</text:span>);</text:p>
      <text:p text:style-name="P4"><text:span text:style-name="T1">return</text:span> -<text:span text:style-name="T11">1</text:span>;</text:p>
      <text:p text:style-name="P4">}<text:span text:style-name="T1">else</text:span>{</text:p>
      <text:p text:style-name="P4"><text:span text:style-name="T9">p</text:span>-&gt;<text:span text:style-name="T9">topo</text:span>=<text:span text:style-name="T9">p</text:span>-&gt;<text:span text:style-name="T9">topo</text:span>-<text:span text:style-name="T11">1</text:span>;</text:p>
      <text:p text:style-name="P4"><text:span text:style-name="T1">return</text:span> <text:span text:style-name="T9">p</text:span>-&gt;<text:span text:style-name="T9">dados</text:span>[<text:span text:style-name="T9">p</text:span>-&gt;<text:span text:style-name="T9">topo</text:span>];</text:p>
      <text:p text:style-name="P4">}</text:p>
      <text:p text:style-name="P4">}</text:p>
      <text:p text:style-name="P4"><text:span text:style-name="T4">int</text:span> <text:span text:style-name="T7">imprimeTamanho</text:span>(estrutura_Pilha *<text:span text:style-name="T9">p</text:span>){</text:p>
      <text:p text:style-name="P4"><text:span text:style-name="T7">printf</text:span>(<text:span text:style-name="T3">"Tamanho: %d</text:span><text:span text:style-name="T12">\n</text:span><text:span text:style-name="T3">"</text:span>, <text:span text:style-name="T9">p</text:span>-&gt;<text:span text:style-name="T9">topo</text:span>);</text:p>
      <text:p text:style-name="P4">}</text:p>
      <text:p text:style-name="P4"><text:span text:style-name="T4">int</text:span> <text:span text:style-name="T7">imprimeTopo</text:span>(estrutura_Pilha *<text:span text:style-name="T9">p</text:span>){</text:p>
      <text:p text:style-name="P4"><text:span text:style-name="T7">printf</text:span>(<text:span text:style-name="T3">"Topo: %d</text:span><text:span text:style-name="T12">\n</text:span><text:span text:style-name="T3">"</text:span>, <text:span text:style-name="T9">p</text:span>-&gt;<text:span text:style-name="T9">dados</text:span>[<text:span text:style-name="T9">p</text:span>-&gt;<text:span text:style-name="T9">topo</text:span> - <text:span text:style-name="T11">1</text:span>]);</text:p>
      <text:p text:style-name="P4">}</text:p>
      <text:p text:style-name="P4"><text:span text:style-name="T4">int</text:span> <text:span text:style-name="T7">main</text:span>(){</text:p>
      <text:p text:style-name="P4">estrutura_Pilha pilha1;</text:p>
      <text:p text:style-name="P4"><text:soft-page-break/><text:span text:style-name="T7">criaPilha</text:span>(&amp;pilha1, <text:span text:style-name="T11">17</text:span>);</text:p>
      <text:p text:style-name="P4"><text:span text:style-name="T7">empilhaLaco</text:span>(&amp;pilha1, <text:span text:style-name="T11">80</text:span>);</text:p>
      <text:p text:style-name="P4"><text:span text:style-name="T7">imprimeTamanho</text:span>(&amp;pilha1);</text:p>
      <text:p text:style-name="P4"><text:span text:style-name="T7">desempilha</text:span>(&amp;pilha1);</text:p>
      <text:p text:style-name="P4"><text:span text:style-name="T7">imprimeTopo</text:span>(&amp;pilha1);</text:p>
      <text:p text:style-name="P7"/>
      <text:p text:style-name="P4"><text:span text:style-name="T7">free</text:span>(<text:span text:style-name="T9">pilha1</text:span>.<text:span text:style-name="T9">dados</text:span>);</text:p>
      <text:p text:style-name="P4">}</text:p>
      <text:p text:style-name="P6"/>
      <text:p text:style-name="P6"/>
      <text:p text:style-name="P6"/>
      <text:p text:style-name="P8">Atividade 02 </text:p>
      <text:p text:style-name="P8"/>
      <text:p text:style-name="P8">01- Complexidade O(F(n))</text:p>
      <text:p text:style-name="P8"/>
      <text:p text:style-name="P3"><text:span text:style-name="T5">void</text:span><text:span text:style-name="T13"> </text:span><text:span text:style-name="T8">inserePos</text:span><text:span text:style-name="T13">(estrutura_Lista *</text:span><text:span text:style-name="T10">l</text:span><text:span text:style-name="T13">, </text:span><text:span text:style-name="T5">int</text:span><text:span text:style-name="T13"> </text:span><text:span text:style-name="T10">p</text:span><text:span text:style-name="T13">, </text:span><text:span text:style-name="T5">int</text:span><text:span text:style-name="T13"> </text:span><text:span text:style-name="T10">v</text:span><text:span text:style-name="T13">){</text:span></text:p>
      <text:p text:style-name="P1"><text:span text:style-name="T9">l</text:span>-&gt;<text:span text:style-name="T9">dados</text:span>--;</text:p>
      <text:p text:style-name="P1"><text:span text:style-name="T9">l</text:span>-&gt;<text:span text:style-name="T9">ultimo</text:span>++;</text:p>
      <text:p text:style-name="P1"><text:span text:style-name="T1">for</text:span>(<text:span text:style-name="T4">int</text:span> i = <text:span text:style-name="T11">0</text:span>; i &lt; p; i++){</text:p>
      <text:p text:style-name="P1"><text:span text:style-name="T9">l</text:span>-&gt;<text:span text:style-name="T9">dados</text:span>[i] = <text:span text:style-name="T9">l</text:span>-&gt;<text:span text:style-name="T9">dados</text:span>[i+<text:span text:style-name="T11">1</text:span>];</text:p>
      <text:p text:style-name="P1">}</text:p>
      <text:p text:style-name="P1"><text:span text:style-name="T9">l</text:span>-&gt;<text:span text:style-name="T9">dados</text:span>[p] = v;</text:p>
      <text:p text:style-name="P5"/>
      <text:p text:style-name="P1">}</text:p>
      <text:p text:style-name="P8"/>
      <text:p text:style-name="P8">02- Complexidade O(F(1))</text:p>
      <text:p text:style-name="P8"/>
      <text:p text:style-name="P2">}</text:p>
      <text:p text:style-name="P1"><text:span text:style-name="T4">int</text:span> <text:span text:style-name="T7">retornaTamanho</text:span>(estrutura_Lista *<text:span text:style-name="T9">l</text:span>){</text:p>
      <text:p text:style-name="P1"><text:span text:style-name="T1">return</text:span> <text:span text:style-name="T9">l</text:span>-&gt;<text:span text:style-name="T9">ultimo</text:span>;</text:p>
      <text:p text:style-name="P1">}</text:p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1T23:45:38.847014644</meta:creation-date>
    <dc:date>2020-03-31T23:52:16.189514516</dc:date>
    <meta:editing-duration>PT6M39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2" meta:paragraph-count="71" meta:word-count="180" meta:character-count="1453" meta:non-whitespace-character-count="1343"/>
  </office:meta>
</office:document-meta>
</file>